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fo:wrap-option="no-wrap" fo:padding-top="0.06496in" fo:padding-bottom="0.06496in" fo:padding-left="0.11417in" fo:padding-right="0.11417in" draw:textarea-vertical-align="middle" draw:textarea-horizontal-align="left" draw:fill="solid" draw:fill-color="#ffffff" draw:opacity="100%" draw:stroke="solid" svg:stroke-width="0.03189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no-wrap" fo:padding-top="0.05945in" fo:padding-bottom="0.05945in" fo:padding-left="0.10866in" fo:padding-right="0.10866in" draw:textarea-vertical-align="middle" draw:textarea-horizontal-align="left" draw:fill="none" draw:stroke="solid" svg:stroke-width="0.02087in" svg:stroke-color="#000000" draw:marker-end="a624" svg:stroke-opacity="100%" draw:auto-grow-width="false" draw:auto-grow-height="false"/>
      <style:paragraph-properties style:font-independent-line-spacing="false" style:writing-mode="lr-tb"/>
    </style:style>
    <style:style style:family="graphic" style:name="a673">
      <style:graphic-properties fo:wrap-option="no-wrap" fo:padding-top="0.06496in" fo:padding-bottom="0.06496in" fo:padding-left="0.11417in" fo:padding-right="0.11417in" draw:textarea-vertical-align="middle" draw:textarea-horizontal-align="left" draw:fill="none" draw:stroke="solid" svg:stroke-width="0.03189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29">
      <style:graphic-properties fo:wrap-option="no-wrap" fo:padding-top="0.05591in" fo:padding-bottom="0.05591in" fo:padding-left="0.10512in" fo:padding-right="0.10512in" draw:textarea-vertical-align="middle" draw:textarea-horizontal-align="left" draw:fill="none" draw:stroke="dash" draw:stroke-dash="a628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96806in" style:font-size-asian="0.96806in" style:font-size-complex="0.9680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7639in" style:font-size-asian="0.37639in" style:font-size-complex="0.3763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3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7639in" style:font-size-asian="0.37639in" style:font-size-complex="0.3763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86">
      <style:graphic-properties fo:wrap-option="no-wrap" fo:padding-top="0.05945in" fo:padding-bottom="0.05945in" fo:padding-left="0.10866in" fo:padding-right="0.10866in" draw:textarea-vertical-align="middle" draw:textarea-horizontal-align="left" draw:fill="none" draw:stroke="solid" svg:stroke-width="0.02087in" svg:stroke-color="#000000" draw:marker-end="a685" svg:stroke-opacity="100%" draw:auto-grow-width="false" draw:auto-grow-height="false"/>
      <style:paragraph-properties style:font-independent-line-spacing="fals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999999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999999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999999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no-wrap" fo:padding-top="0.05945in" fo:padding-bottom="0.05945in" fo:padding-left="0.10866in" fo:padding-right="0.10866in" draw:textarea-vertical-align="middle" draw:textarea-horizontal-align="left" draw:fill="none" draw:stroke="solid" svg:stroke-width="0.02087in" svg:stroke-color="#000000" draw:marker-end="a577" svg:stroke-opacity="100%" draw:auto-grow-width="false" draw:auto-grow-height="false"/>
      <style:paragraph-properties style:font-independent-line-spacing="fals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7639in" style:font-size-asian="0.37639in" style:font-size-complex="0.3763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90">
      <style:graphic-properties fo:wrap-option="no-wrap" fo:padding-top="0.05945in" fo:padding-bottom="0.05945in" fo:padding-left="0.10866in" fo:padding-right="0.10866in" draw:textarea-vertical-align="middle" draw:textarea-horizontal-align="left" draw:fill="none" draw:stroke="solid" svg:stroke-width="0.02087in" svg:stroke-color="#000000" draw:marker-end="a689" svg:stroke-opacity="100%" draw:auto-grow-width="false" draw:auto-grow-height="false"/>
      <style:paragraph-properties style:font-independent-line-spacing="fals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7639in" style:font-size-asian="0.37639in" style:font-size-complex="0.3763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93">
      <style:graphic-properties fo:wrap-option="no-wrap" fo:padding-top="0.06496in" fo:padding-bottom="0.06496in" fo:padding-left="0.11417in" fo:padding-right="0.11417in" draw:textarea-vertical-align="middle" draw:textarea-horizontal-align="left" draw:fill="solid" draw:fill-color="#729fcf" draw:opacity="100%" draw:stroke="solid" svg:stroke-width="0.03189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no-wrap" fo:padding-top="0.05945in" fo:padding-bottom="0.05945in" fo:padding-left="0.10866in" fo:padding-right="0.10866in" draw:textarea-vertical-align="middle" draw:textarea-horizontal-align="left" draw:fill="none" draw:stroke="solid" svg:stroke-width="0.02087in" svg:stroke-color="#000000" draw:marker-end="a647" svg:stroke-opacity="100%" draw:auto-grow-width="false" draw:auto-grow-height="false"/>
      <style:paragraph-properties style:font-independent-line-spacing="false" style:writing-mode="lr-tb"/>
    </style:style>
    <style:style style:family="graphic" style:name="a697">
      <style:graphic-properties fo:wrap-option="no-wrap" fo:padding-top="0.05591in" fo:padding-bottom="0.05591in" fo:padding-left="0.10512in" fo:padding-right="0.10512in" draw:textarea-vertical-align="middle" draw:textarea-horizontal-align="left" draw:fill="none" draw:stroke="dash" draw:stroke-dash="a696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7639in" style:font-size-asian="0.37639in" style:font-size-complex="0.3763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no-wrap" fo:padding-top="0.05945in" fo:padding-bottom="0.05945in" fo:padding-left="0.10866in" fo:padding-right="0.10866in" draw:textarea-vertical-align="middle" draw:textarea-horizontal-align="left" draw:fill="none" draw:stroke="solid" svg:stroke-width="0.02087in" svg:stroke-color="#000000" draw:marker-end="a584" svg:stroke-opacity="100%" draw:auto-grow-width="false" draw:auto-grow-height="false"/>
      <style:paragraph-properties style:font-independent-line-spacing="fals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no-wrap" fo:padding-top="0.06496in" fo:padding-bottom="0.06496in" fo:padding-left="0.11417in" fo:padding-right="0.11417in" draw:textarea-vertical-align="middle" draw:textarea-horizontal-align="left" draw:fill="solid" draw:fill-color="#729fcf" draw:opacity="100%" draw:stroke="solid" svg:stroke-width="0.03189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no-wrap" fo:padding-top="0.05591in" fo:padding-bottom="0.05591in" fo:padding-left="0.10512in" fo:padding-right="0.10512in" draw:textarea-vertical-align="middle" draw:textarea-horizontal-align="left" draw:fill="none" draw:stroke="dash" draw:stroke-dash="a602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2">
      <style:graphic-properties fo:wrap-option="no-wrap" fo:padding-top="0.05945in" fo:padding-bottom="0.05945in" fo:padding-left="0.10866in" fo:padding-right="0.10866in" draw:textarea-vertical-align="middle" draw:textarea-horizontal-align="left" draw:fill="none" draw:stroke="solid" svg:stroke-width="0.02087in" svg:stroke-color="#000000" draw:marker-end="a651" svg:stroke-opacity="100%" draw:auto-grow-width="false" draw:auto-grow-height="false"/>
      <style:paragraph-properties style:font-independent-line-spacing="false" style:writing-mode="lr-tb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no-wrap" fo:padding-top="0.05591in" fo:padding-bottom="0.05591in" fo:padding-left="0.10512in" fo:padding-right="0.10512in" draw:textarea-vertical-align="middle" draw:textarea-horizontal-align="left" draw:fill="none" draw:stroke="dash" draw:stroke-dash="a606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6">
      <style:graphic-properties fo:wrap-option="no-wrap" fo:padding-top="0.06496in" fo:padding-bottom="0.06496in" fo:padding-left="0.11417in" fo:padding-right="0.11417in" draw:textarea-vertical-align="middle" draw:textarea-horizontal-align="left" draw:fill="solid" draw:fill-color="#729fcf" draw:opacity="49%" draw:stroke="dash" draw:stroke-dash="a655" svg:stroke-width="0.03189in" svg:stroke-color="#ff0000" svg:stroke-opacity="100%" draw:auto-grow-width="false" draw:auto-grow-height="false"/>
      <style:paragraph-properties style:font-independent-line-spacing="false" style:writing-mode="lr-tb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no-wrap" fo:padding-top="0.05945in" fo:padding-bottom="0.05945in" fo:padding-left="0.10866in" fo:padding-right="0.10866in" draw:textarea-vertical-align="middle" draw:textarea-horizontal-align="left" draw:fill="none" draw:stroke="solid" svg:stroke-width="0.02087in" svg:stroke-color="#000000" draw:marker-end="a591" svg:stroke-opacity="100%" draw:auto-grow-width="false" draw:auto-grow-height="false"/>
      <style:paragraph-properties style:font-independent-line-spacing="fals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no-wrap" fo:padding-top="0.06496in" fo:padding-bottom="0.06496in" fo:padding-left="0.11417in" fo:padding-right="0.11417in" draw:textarea-vertical-align="middle" draw:textarea-horizontal-align="left" draw:fill="solid" draw:fill-color="#729fcf" draw:opacity="100%" draw:stroke="solid" svg:stroke-width="0.03189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fo:wrap-option="no-wrap" fo:padding-top="0.05945in" fo:padding-bottom="0.05945in" fo:padding-left="0.10866in" fo:padding-right="0.10866in" draw:textarea-vertical-align="middle" draw:textarea-horizontal-align="left" draw:fill="none" draw:stroke="solid" svg:stroke-width="0.02087in" svg:stroke-color="#000000" draw:marker-end="a598" svg:stroke-opacity="100%" draw:auto-grow-width="false" draw:auto-grow-height="false"/>
      <style:paragraph-properties style:font-independent-line-spacing="false" style:writing-mode="lr-tb"/>
    </style:style>
    <style:style style:family="graphic" style:name="a611">
      <style:graphic-properties fo:wrap-option="no-wrap" fo:padding-top="0.05945in" fo:padding-bottom="0.05945in" fo:padding-left="0.10866in" fo:padding-right="0.10866in" draw:textarea-vertical-align="middle" draw:textarea-horizontal-align="left" draw:fill="none" draw:stroke="solid" svg:stroke-width="0.02087in" svg:stroke-color="#000000" draw:marker-end="a610" svg:stroke-opacity="100%" draw:auto-grow-width="false" draw:auto-grow-height="false"/>
      <style:paragraph-properties style:font-independent-line-spacing="false" style:writing-mode="lr-tb"/>
    </style:style>
    <style:style style:family="graphic" style:name="a660">
      <style:graphic-properties fo:wrap-option="no-wrap" fo:padding-top="0.05945in" fo:padding-bottom="0.05945in" fo:padding-left="0.10866in" fo:padding-right="0.10866in" draw:textarea-vertical-align="middle" draw:textarea-horizontal-align="left" draw:fill="none" draw:stroke="solid" svg:stroke-width="0.02087in" svg:stroke-color="#3465a4" draw:marker-start="a659" svg:stroke-opacity="100%" draw:auto-grow-width="false" draw:auto-grow-height="false"/>
      <style:paragraph-properties style:font-independent-line-spacing="fals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no-wrap" fo:padding-top="0.06496in" fo:padding-bottom="0.06496in" fo:padding-left="0.11417in" fo:padding-right="0.11417in" draw:textarea-vertical-align="middle" draw:textarea-horizontal-align="left" draw:fill="solid" draw:fill-color="#729fcf" draw:opacity="100%" draw:stroke="solid" svg:stroke-width="0.03189in" svg:stroke-color="#ff0000" svg:stroke-opacity="100%" draw:auto-grow-width="false" draw:auto-grow-height="false"/>
      <style:paragraph-properties style:font-independent-line-spacing="fals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4">
      <style:graphic-properties fo:wrap-option="no-wrap" fo:padding-top="0.05945in" fo:padding-bottom="0.05945in" fo:padding-left="0.10866in" fo:padding-right="0.10866in" draw:textarea-vertical-align="middle" draw:textarea-horizontal-align="left" draw:fill="none" draw:stroke="solid" svg:stroke-width="0.02087in" svg:stroke-color="#3465a4" draw:marker-start="a663" svg:stroke-opacity="100%" draw:auto-grow-width="false" draw:auto-grow-height="false"/>
      <style:paragraph-properties style:font-independent-line-spacing="false" style:writing-mode="lr-tb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no-wrap" fo:padding-top="0.05591in" fo:padding-bottom="0.05591in" fo:padding-left="0.10512in" fo:padding-right="0.10512in" draw:textarea-vertical-align="middle" draw:textarea-horizontal-align="left" draw:fill="none" draw:stroke="dash" draw:stroke-dash="a617" svg:stroke-width="0.01378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66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g draw:name="Group 44" draw:id="id73">
          <svg:title/>
          <svg:desc/>
          <draw:custom-shape svg:x="2.70315in" svg:y="2.77322in" svg:width="0.77668in" svg:height="0.51775in" draw:id="id74" draw:style-name="a568" draw:name="Freeform: Shape 1">
            <svg:title/>
            <svg:desc/>
            <text:p text:style-name="a567" text:class-names="" text:cond-style-name=""><text:span text:style-name="a566" text:class-names=""/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1.54924in" svg:y="1.41065in" svg:width="0.77668in" svg:height="0.51775in" draw:id="id75" draw:style-name="a571" draw:name="Freeform: Shape 2">
            <svg:title/>
            <svg:desc/>
            <text:p text:style-name="a570" text:class-names="" text:cond-style-name=""><text:span text:style-name="a569" text:class-names=""/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2.46044in" svg:y="2.9286in" svg:width="0.19414in" svg:height="0.15538in" draw:id="id76" draw:style-name="a574" draw:name="Freeform: Shape 3">
            <svg:title/>
            <svg:desc/>
            <text:p text:style-name="a573" text:class-names="" text:cond-style-name=""><text:span text:style-name="a572" text:class-names=""/></text:p>
  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16200 54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$1"/>
              <draw:equation draw:name="f13" draw:formula="21600 - ?f12"/>
              <draw:equation draw:name="f14" draw:formula="0 * ?f6"/>
              <draw:equation draw:name="f15" draw:formula="21600 - ?f11"/>
              <draw:equation draw:name="f16" draw:formula="?f15 * ?f12"/>
              <draw:equation draw:name="f17" draw:formula="?f16 / 10800"/>
              <draw:equation draw:name="f18" draw:formula="?f11 + ?f17"/>
              <draw:equation draw:name="f19" draw:formula="$0 / ?f6"/>
              <draw:equation draw:name="f20" draw:formula="$1 / ?f7"/>
              <draw:equation draw:name="f21" draw:formula="?f14 / ?f6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svg:x="1.30654in" svg:y="1.9285in" svg:width="1.55346in" svg:height="0in" draw:id="id77" draw:style-name="a578" draw:name="Straight Connector 4">
            <svg:title/>
            <svg:desc/>
            <text:p text:style-name="a576" text:class-names="" text:cond-style-name=""><text:span text:style-name="a575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1.6352in" svg:y="2.77322in" svg:width="0.77668in" svg:height="0.51775in" draw:id="id78" draw:style-name="a581" draw:name="Freeform: Shape 5">
            <svg:title/>
            <svg:desc/>
            <text:p text:style-name="a580" text:class-names="" text:cond-style-name=""><text:span text:style-name="a579" text:class-names=""/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1.30654in" svg:y="1.1in" svg:width="0in" svg:height="0.8285in" draw:id="id79" draw:style-name="a585" draw:name="Straight Connector 6">
            <svg:title/>
            <svg:desc/>
            <text:p text:style-name="a583" text:class-names="" text:cond-style-name=""><text:span text:style-name="a582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1.69482in" svg:y="1.5142in" svg:width="0.48552in" svg:height="0.4143in" draw:id="id80" draw:style-name="a588" draw:name="Freeform: Shape 7">
            <svg:title/>
            <svg:desc/>
            <text:p text:style-name="a587" text:class-names="" text:cond-style-name=""><text:span text:style-name="a586" text:class-names=""/></text:p>
            <draw:enhanced-geometry xmlns:dr3d="urn:oasis:names:tc:opendocument:xmlns:dr3d:1.0" draw:type="non-primitive" svg:viewBox="0 0 21600 21600" draw:enhanced-path="M ?f10 ?f8 L ?f9 ?f9 ?f8 ?f9 Z N" draw:text-areas="?f11 ?f25 ?f19 ?f30" draw:glue-points="?f10 ?f24 ?f11 ?f25 ?f26 ?f27 ?f28 ?f27 ?f29 ?f27 ?f22 ?f25" draw:glue-point-leaving-directions="-0, -0, -0, -0, -0, -0" draw:modifiers="108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$0"/>
              <draw:equation draw:name="f11" draw:formula="?f10 / 2"/>
              <draw:equation draw:name="f12" draw:formula="18000 * ?f7"/>
              <draw:equation draw:name="f13" draw:formula="10800 * ?f7"/>
              <draw:equation draw:name="f14" draw:formula="0 * ?f7"/>
              <draw:equation draw:name="f15" draw:formula="0 * ?f6"/>
              <draw:equation draw:name="f16" draw:formula="21600 * ?f7"/>
              <draw:equation draw:name="f17" draw:formula="10800 * ?f6"/>
              <draw:equation draw:name="f18" draw:formula="21600 * ?f6"/>
              <draw:equation draw:name="f19" draw:formula="?f11 + 10800"/>
              <draw:equation draw:name="f20" draw:formula="21600 - ?f10"/>
              <draw:equation draw:name="f21" draw:formula="?f20 / 2"/>
              <draw:equation draw:name="f22" draw:formula="21600 - ?f21"/>
              <draw:equation draw:name="f23" draw:formula="$0 / ?f6"/>
              <draw:equation draw:name="f24" draw:formula="?f14 / ?f7"/>
              <draw:equation draw:name="f25" draw:formula="?f13 / ?f7"/>
              <draw:equation draw:name="f26" draw:formula="?f15 / ?f6"/>
              <draw:equation draw:name="f27" draw:formula="?f16 / ?f7"/>
              <draw:equation draw:name="f28" draw:formula="?f17 / ?f6"/>
              <draw:equation draw:name="f29" draw:formula="?f18 / ?f6"/>
              <draw:equation draw:name="f30" draw:formula="?f12 / ?f7"/>
              <draw:handle draw:handle-position="$0 0" draw:handle-range-x-minimum="0" draw:handle-range-x-maximum="21600"/>
            </draw:enhanced-geometry>
          </draw:custom-shape>
          <draw:custom-shape svg:x="4.45075in" svg:y="3.29108in" svg:width="1.45634in" svg:height="0in" draw:id="id81" draw:style-name="a592" draw:name="Straight Connector 8">
            <svg:title/>
            <svg:desc/>
            <text:p text:style-name="a590" text:class-names="" text:cond-style-name=""><text:span text:style-name="a589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22743in" svg:y="2.87677in" svg:width="0.48552in" svg:height="0.4143in" draw:id="id82" draw:style-name="a595" draw:name="Freeform: Shape 9">
            <svg:title/>
            <svg:desc/>
            <text:p text:style-name="a594" text:class-names="" text:cond-style-name=""><text:span text:style-name="a593" text:class-names=""/></text:p>
            <draw:enhanced-geometry xmlns:dr3d="urn:oasis:names:tc:opendocument:xmlns:dr3d:1.0" draw:type="non-primitive" svg:viewBox="0 0 21600 21600" draw:enhanced-path="M ?f10 ?f8 L ?f9 ?f9 ?f8 ?f9 Z N" draw:text-areas="?f11 ?f25 ?f19 ?f30" draw:glue-points="?f10 ?f24 ?f11 ?f25 ?f26 ?f27 ?f28 ?f27 ?f29 ?f27 ?f22 ?f25" draw:glue-point-leaving-directions="-0, -0, -0, -0, -0, -0" draw:modifiers="108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$0"/>
              <draw:equation draw:name="f11" draw:formula="?f10 / 2"/>
              <draw:equation draw:name="f12" draw:formula="18000 * ?f7"/>
              <draw:equation draw:name="f13" draw:formula="10800 * ?f7"/>
              <draw:equation draw:name="f14" draw:formula="0 * ?f7"/>
              <draw:equation draw:name="f15" draw:formula="0 * ?f6"/>
              <draw:equation draw:name="f16" draw:formula="21600 * ?f7"/>
              <draw:equation draw:name="f17" draw:formula="10800 * ?f6"/>
              <draw:equation draw:name="f18" draw:formula="21600 * ?f6"/>
              <draw:equation draw:name="f19" draw:formula="?f11 + 10800"/>
              <draw:equation draw:name="f20" draw:formula="21600 - ?f10"/>
              <draw:equation draw:name="f21" draw:formula="?f20 / 2"/>
              <draw:equation draw:name="f22" draw:formula="21600 - ?f21"/>
              <draw:equation draw:name="f23" draw:formula="$0 / ?f6"/>
              <draw:equation draw:name="f24" draw:formula="?f14 / ?f7"/>
              <draw:equation draw:name="f25" draw:formula="?f13 / ?f7"/>
              <draw:equation draw:name="f26" draw:formula="?f15 / ?f6"/>
              <draw:equation draw:name="f27" draw:formula="?f16 / ?f7"/>
              <draw:equation draw:name="f28" draw:formula="?f17 / ?f6"/>
              <draw:equation draw:name="f29" draw:formula="?f18 / ?f6"/>
              <draw:equation draw:name="f30" draw:formula="?f12 / ?f7"/>
              <draw:handle draw:handle-position="$0 0" draw:handle-range-x-minimum="0" draw:handle-range-x-maximum="21600"/>
            </draw:enhanced-geometry>
          </draw:custom-shape>
          <draw:custom-shape svg:x="4.74202in" svg:y="2.61795in" svg:width="0in" svg:height="0.67312in" draw:id="id83" draw:style-name="a599" draw:name="Straight Connector 10">
            <svg:title/>
            <svg:desc/>
            <text:p text:style-name="a597" text:class-names="" text:cond-style-name=""><text:span text:style-name="a596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1.93763in" svg:y="1.41065in" svg:width="0in" svg:height="0.51785in" draw:id="id84" draw:style-name="a603" draw:name="Straight Connector 11">
            <svg:title/>
            <svg:desc/>
            <text:p text:style-name="a601" text:class-names="" text:cond-style-name=""><text:span text:style-name="a600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47024in" svg:y="2.77333in" svg:width="0in" svg:height="0.51785in" draw:id="id85" draw:style-name="a607" draw:name="Straight Connector 12">
            <svg:title/>
            <svg:desc/>
            <text:p text:style-name="a605" text:class-names="" text:cond-style-name=""><text:span text:style-name="a604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2.80027in" svg:y="3.29108in" svg:width="1.45634in" svg:height="0in" draw:id="id86" draw:style-name="a611" draw:name="Straight Connector 13">
            <svg:title/>
            <svg:desc/>
            <text:p text:style-name="a609" text:class-names="" text:cond-style-name=""><text:span text:style-name="a608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2.84873in" svg:y="2.87677in" svg:width="0.48552in" svg:height="0.4143in" draw:id="id87" draw:style-name="a614" draw:name="Freeform: Shape 14">
            <svg:title/>
            <svg:desc/>
            <text:p text:style-name="a613" text:class-names="" text:cond-style-name=""><text:span text:style-name="a612" text:class-names=""/></text:p>
            <draw:enhanced-geometry xmlns:dr3d="urn:oasis:names:tc:opendocument:xmlns:dr3d:1.0" draw:type="non-primitive" svg:viewBox="0 0 21600 21600" draw:enhanced-path="M ?f10 ?f8 L ?f9 ?f9 ?f8 ?f9 Z N" draw:text-areas="?f11 ?f25 ?f19 ?f30" draw:glue-points="?f10 ?f24 ?f11 ?f25 ?f26 ?f27 ?f28 ?f27 ?f29 ?f27 ?f22 ?f25" draw:glue-point-leaving-directions="-0, -0, -0, -0, -0, -0" draw:modifiers="108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$0"/>
              <draw:equation draw:name="f11" draw:formula="?f10 / 2"/>
              <draw:equation draw:name="f12" draw:formula="18000 * ?f7"/>
              <draw:equation draw:name="f13" draw:formula="10800 * ?f7"/>
              <draw:equation draw:name="f14" draw:formula="0 * ?f7"/>
              <draw:equation draw:name="f15" draw:formula="0 * ?f6"/>
              <draw:equation draw:name="f16" draw:formula="21600 * ?f7"/>
              <draw:equation draw:name="f17" draw:formula="10800 * ?f6"/>
              <draw:equation draw:name="f18" draw:formula="21600 * ?f6"/>
              <draw:equation draw:name="f19" draw:formula="?f11 + 10800"/>
              <draw:equation draw:name="f20" draw:formula="21600 - ?f10"/>
              <draw:equation draw:name="f21" draw:formula="?f20 / 2"/>
              <draw:equation draw:name="f22" draw:formula="21600 - ?f21"/>
              <draw:equation draw:name="f23" draw:formula="$0 / ?f6"/>
              <draw:equation draw:name="f24" draw:formula="?f14 / ?f7"/>
              <draw:equation draw:name="f25" draw:formula="?f13 / ?f7"/>
              <draw:equation draw:name="f26" draw:formula="?f15 / ?f6"/>
              <draw:equation draw:name="f27" draw:formula="?f16 / ?f7"/>
              <draw:equation draw:name="f28" draw:formula="?f17 / ?f6"/>
              <draw:equation draw:name="f29" draw:formula="?f18 / ?f6"/>
              <draw:equation draw:name="f30" draw:formula="?f12 / ?f7"/>
              <draw:handle draw:handle-position="$0 0" draw:handle-range-x-minimum="0" draw:handle-range-x-maximum="21600"/>
            </draw:enhanced-geometry>
          </draw:custom-shape>
          <draw:custom-shape svg:x="3.81976in" svg:y="2.77333in" svg:width="0in" svg:height="0.51785in" draw:id="id88" draw:style-name="a618" draw:name="Straight Connector 15">
            <svg:title/>
            <svg:desc/>
            <text:p text:style-name="a616" text:class-names="" text:cond-style-name=""><text:span text:style-name="a615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1.05267in" svg:y="2.87677in" svg:width="0.48552in" svg:height="0.4143in" draw:id="id89" draw:style-name="a621" draw:name="Freeform: Shape 16">
            <svg:title/>
            <svg:desc/>
            <text:p text:style-name="a620" text:class-names="" text:cond-style-name=""><text:span text:style-name="a619" text:class-names=""/></text:p>
            <draw:enhanced-geometry xmlns:dr3d="urn:oasis:names:tc:opendocument:xmlns:dr3d:1.0" draw:type="non-primitive" svg:viewBox="0 0 21600 21600" draw:enhanced-path="M ?f10 ?f8 L ?f9 ?f9 ?f8 ?f9 Z N" draw:text-areas="?f11 ?f25 ?f19 ?f30" draw:glue-points="?f10 ?f24 ?f11 ?f25 ?f26 ?f27 ?f28 ?f27 ?f29 ?f27 ?f22 ?f25" draw:glue-point-leaving-directions="-0, -0, -0, -0, -0, -0" draw:modifiers="108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$0"/>
              <draw:equation draw:name="f11" draw:formula="?f10 / 2"/>
              <draw:equation draw:name="f12" draw:formula="18000 * ?f7"/>
              <draw:equation draw:name="f13" draw:formula="10800 * ?f7"/>
              <draw:equation draw:name="f14" draw:formula="0 * ?f7"/>
              <draw:equation draw:name="f15" draw:formula="0 * ?f6"/>
              <draw:equation draw:name="f16" draw:formula="21600 * ?f7"/>
              <draw:equation draw:name="f17" draw:formula="10800 * ?f6"/>
              <draw:equation draw:name="f18" draw:formula="21600 * ?f6"/>
              <draw:equation draw:name="f19" draw:formula="?f11 + 10800"/>
              <draw:equation draw:name="f20" draw:formula="21600 - ?f10"/>
              <draw:equation draw:name="f21" draw:formula="?f20 / 2"/>
              <draw:equation draw:name="f22" draw:formula="21600 - ?f21"/>
              <draw:equation draw:name="f23" draw:formula="$0 / ?f6"/>
              <draw:equation draw:name="f24" draw:formula="?f14 / ?f7"/>
              <draw:equation draw:name="f25" draw:formula="?f13 / ?f7"/>
              <draw:equation draw:name="f26" draw:formula="?f15 / ?f6"/>
              <draw:equation draw:name="f27" draw:formula="?f16 / ?f7"/>
              <draw:equation draw:name="f28" draw:formula="?f17 / ?f6"/>
              <draw:equation draw:name="f29" draw:formula="?f18 / ?f6"/>
              <draw:equation draw:name="f30" draw:formula="?f12 / ?f7"/>
              <draw:handle draw:handle-position="$0 0" draw:handle-range-x-minimum="0" draw:handle-range-x-maximum="21600"/>
            </draw:enhanced-geometry>
          </draw:custom-shape>
          <draw:custom-shape svg:x="1.29548in" svg:y="2.61795in" svg:width="0in" svg:height="0.67312in" draw:id="id90" draw:style-name="a625" draw:name="Straight Connector 17">
            <svg:title/>
            <svg:desc/>
            <text:p text:style-name="a623" text:class-names="" text:cond-style-name=""><text:span text:style-name="a622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2.02359in" svg:y="2.77333in" svg:width="0in" svg:height="0.51785in" draw:id="id91" draw:style-name="a629" draw:name="Straight Connector 18">
            <svg:title/>
            <svg:desc/>
            <text:p text:style-name="a627" text:class-names="" text:cond-style-name=""><text:span text:style-name="a626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frame draw:id="id92" draw:style-name="a632" draw:transform="translate(-0.10672in -0.08845in) rotate(-1.56573) translate(3.15431in 2.30748in)" draw:name="TextBox 19" svg:width="0.21344in" svg:height="0.1769in">
            <draw:text-box>
              <text:p text:style-name="a631" text:class-names="" text:cond-style-name=""><text:span text:style-name="a630" text:class-names="">=</text:span></text:p>
            </draw:text-box>
            <svg:title/>
            <svg:desc/>
          </draw:frame>
          <draw:frame draw:id="id93" draw:style-name="a635" draw:name="TextBox 20" svg:x="1.88907in" svg:y="1.9285in" svg:width="0.22928in" svg:height="0.1769in">
            <draw:text-box>
              <text:p text:style-name="a634" text:class-names="" text:cond-style-name=""><text:span text:style-name="a633" text:class-names="">fc</text:span></text:p>
            </draw:text-box>
            <svg:title/>
            <svg:desc/>
          </draw:frame>
          <draw:frame draw:id="id94" draw:style-name="a638" draw:name="TextBox 21" svg:x="1.94659in" svg:y="3.28212in" svg:width="0.22928in" svg:height="0.1769in">
            <draw:text-box>
              <text:p text:style-name="a637" text:class-names="" text:cond-style-name=""><text:span text:style-name="a636" text:class-names="">fc</text:span></text:p>
            </draw:text-box>
            <svg:title/>
            <svg:desc/>
          </draw:frame>
          <draw:frame draw:id="id95" draw:style-name="a641" draw:name="TextBox 22" svg:x="3.72263in" svg:y="3.29108in" svg:width="0.22928in" svg:height="0.1769in">
            <draw:text-box>
              <text:p text:style-name="a640" text:class-names="" text:cond-style-name=""><text:span text:style-name="a639" text:class-names="">fc</text:span></text:p>
            </draw:text-box>
            <svg:title/>
            <svg:desc/>
          </draw:frame>
          <draw:frame draw:id="id96" draw:style-name="a644" draw:name="TextBox 23" svg:x="5.37311in" svg:y="3.29108in" svg:width="0.22928in" svg:height="0.1769in">
            <draw:text-box>
              <text:p text:style-name="a643" text:class-names="" text:cond-style-name=""><text:span text:style-name="a642" text:class-names="">fc</text:span></text:p>
            </draw:text-box>
            <svg:title/>
            <svg:desc/>
          </draw:frame>
          <draw:custom-shape svg:x="3.09154in" svg:y="2.61795in" svg:width="0in" svg:height="0.67312in" draw:id="id97" draw:style-name="a648" draw:name="Straight Connector 24">
            <svg:title/>
            <svg:desc/>
            <text:p text:style-name="a646" text:class-names="" text:cond-style-name=""><text:span text:style-name="a645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90709in" svg:y="3.29108in" svg:width="1.55346in" svg:height="0in" draw:id="id98" draw:style-name="a652" draw:name="Straight Connector 25">
            <svg:title/>
            <svg:desc/>
            <text:p text:style-name="a650" text:class-names="" text:cond-style-name=""><text:span text:style-name="a649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4.50289in" svg:y="2.87677in" svg:width="0.48552in" svg:height="0.42273in" draw:id="id99" draw:style-name="a656" draw:name="Freeform: Shape 26">
            <svg:title/>
            <svg:desc/>
            <text:p text:style-name="a654" text:class-names="" text:cond-style-name=""><text:span text:style-name="a653" text:class-names=""/></text:p>
            <draw:enhanced-geometry xmlns:dr3d="urn:oasis:names:tc:opendocument:xmlns:dr3d:1.0" draw:type="non-primitive" svg:viewBox="0 0 21600 21600" draw:enhanced-path="M ?f10 ?f8 L ?f9 ?f9 ?f8 ?f9 Z N" draw:text-areas="?f11 ?f25 ?f19 ?f30" draw:glue-points="?f10 ?f24 ?f11 ?f25 ?f26 ?f27 ?f28 ?f27 ?f29 ?f27 ?f22 ?f25" draw:glue-point-leaving-directions="-0, -0, -0, -0, -0, -0" draw:modifiers="108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$0"/>
              <draw:equation draw:name="f11" draw:formula="?f10 / 2"/>
              <draw:equation draw:name="f12" draw:formula="18000 * ?f7"/>
              <draw:equation draw:name="f13" draw:formula="10800 * ?f7"/>
              <draw:equation draw:name="f14" draw:formula="0 * ?f7"/>
              <draw:equation draw:name="f15" draw:formula="0 * ?f6"/>
              <draw:equation draw:name="f16" draw:formula="21600 * ?f7"/>
              <draw:equation draw:name="f17" draw:formula="10800 * ?f6"/>
              <draw:equation draw:name="f18" draw:formula="21600 * ?f6"/>
              <draw:equation draw:name="f19" draw:formula="?f11 + 10800"/>
              <draw:equation draw:name="f20" draw:formula="21600 - ?f10"/>
              <draw:equation draw:name="f21" draw:formula="?f20 / 2"/>
              <draw:equation draw:name="f22" draw:formula="21600 - ?f21"/>
              <draw:equation draw:name="f23" draw:formula="$0 / ?f6"/>
              <draw:equation draw:name="f24" draw:formula="?f14 / ?f7"/>
              <draw:equation draw:name="f25" draw:formula="?f13 / ?f7"/>
              <draw:equation draw:name="f26" draw:formula="?f15 / ?f6"/>
              <draw:equation draw:name="f27" draw:formula="?f16 / ?f7"/>
              <draw:equation draw:name="f28" draw:formula="?f17 / ?f6"/>
              <draw:equation draw:name="f29" draw:formula="?f18 / ?f6"/>
              <draw:equation draw:name="f30" draw:formula="?f12 / ?f7"/>
              <draw:handle draw:handle-position="$0 0" draw:handle-range-x-minimum="0" draw:handle-range-x-maximum="21600"/>
            </draw:enhanced-geometry>
          </draw:custom-shape>
          <draw:custom-shape svg:x="1.92194in" svg:y="2.65187in" svg:width="0.24081in" svg:height="0in" draw:id="id100" draw:style-name="a660" draw:name="Straight Connector 27">
            <svg:title/>
            <svg:desc/>
            <text:p text:style-name="a658" text:class-names="" text:cond-style-name=""><text:span text:style-name="a657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4.65111in" svg:y="2.7589in" svg:width="0.21405in" svg:height="0in" draw:id="id101" draw:style-name="a664" draw:name="Straight Connector 28">
            <svg:title/>
            <svg:desc/>
            <text:p text:style-name="a662" text:class-names="" text:cond-style-name=""><text:span text:style-name="a661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frame draw:id="id102" draw:style-name="a667" draw:name="TextBox 29" svg:x="1.86843in" svg:y="2.49702in" svg:width="0.49762in" svg:height="0.1769in">
            <draw:text-box>
              <text:p text:style-name="a666" text:class-names="" text:cond-style-name=""><text:span text:style-name="a665" text:class-names="">Move left</text:span></text:p>
            </draw:text-box>
            <svg:title/>
            <svg:desc/>
          </draw:frame>
          <draw:frame draw:id="id103" draw:style-name="a670" draw:name="TextBox 30" svg:x="4.86516in" svg:y="2.8181in" svg:width="0.54764in" svg:height="0.1769in">
            <draw:text-box>
              <text:p text:style-name="a669" text:class-names="" text:cond-style-name=""><text:span text:style-name="a668" text:class-names="">Move right</text:span></text:p>
            </draw:text-box>
            <svg:title/>
            <svg:desc/>
          </draw:frame>
          <draw:custom-shape svg:x="4.72in" svg:y="1.24758in" svg:width="0.17192in" svg:height="0.14674in" draw:id="id104" draw:style-name="a673" draw:name="Freeform: Shape 31">
            <svg:title/>
            <svg:desc/>
            <text:p text:style-name="a672" text:class-names="" text:cond-style-name=""><text:span text:style-name="a671" text:class-names=""/></text:p>
            <draw:enhanced-geometry xmlns:dr3d="urn:oasis:names:tc:opendocument:xmlns:dr3d:1.0" draw:type="non-primitive" svg:viewBox="0 0 21600 21600" draw:enhanced-path="M ?f10 ?f8 L ?f9 ?f9 ?f8 ?f9 Z N" draw:text-areas="?f11 ?f25 ?f19 ?f30" draw:glue-points="?f10 ?f24 ?f11 ?f25 ?f26 ?f27 ?f28 ?f27 ?f29 ?f27 ?f22 ?f25" draw:glue-point-leaving-directions="-0, -0, -0, -0, -0, -0" draw:modifiers="108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$0"/>
              <draw:equation draw:name="f11" draw:formula="?f10 / 2"/>
              <draw:equation draw:name="f12" draw:formula="18000 * ?f7"/>
              <draw:equation draw:name="f13" draw:formula="10800 * ?f7"/>
              <draw:equation draw:name="f14" draw:formula="0 * ?f7"/>
              <draw:equation draw:name="f15" draw:formula="0 * ?f6"/>
              <draw:equation draw:name="f16" draw:formula="21600 * ?f7"/>
              <draw:equation draw:name="f17" draw:formula="10800 * ?f6"/>
              <draw:equation draw:name="f18" draw:formula="21600 * ?f6"/>
              <draw:equation draw:name="f19" draw:formula="?f11 + 10800"/>
              <draw:equation draw:name="f20" draw:formula="21600 - ?f10"/>
              <draw:equation draw:name="f21" draw:formula="?f20 / 2"/>
              <draw:equation draw:name="f22" draw:formula="21600 - ?f21"/>
              <draw:equation draw:name="f23" draw:formula="$0 / ?f6"/>
              <draw:equation draw:name="f24" draw:formula="?f14 / ?f7"/>
              <draw:equation draw:name="f25" draw:formula="?f13 / ?f7"/>
              <draw:equation draw:name="f26" draw:formula="?f15 / ?f6"/>
              <draw:equation draw:name="f27" draw:formula="?f16 / ?f7"/>
              <draw:equation draw:name="f28" draw:formula="?f17 / ?f6"/>
              <draw:equation draw:name="f29" draw:formula="?f18 / ?f6"/>
              <draw:equation draw:name="f30" draw:formula="?f12 / ?f7"/>
              <draw:handle draw:handle-position="$0 0" draw:handle-range-x-minimum="0" draw:handle-range-x-maximum="21600"/>
            </draw:enhanced-geometry>
          </draw:custom-shape>
          <draw:frame draw:id="id105" draw:style-name="a676" draw:name="TextBox 32" svg:x="4.91867in" svg:y="1.26054in" svg:width="0.34744in" svg:height="0.1769in">
            <draw:text-box>
              <text:p text:style-name="a675" text:class-names="" text:cond-style-name=""><text:span text:style-name="a674" text:class-names="">Filter</text:span></text:p>
            </draw:text-box>
            <svg:title/>
            <svg:desc/>
          </draw:frame>
          <draw:custom-shape svg:x="4.70388in" svg:y="1.52768in" svg:width="0.18803in" svg:height="0.10745in" draw:id="id106" draw:style-name="a679" draw:name="Freeform: Shape 33">
            <svg:title/>
            <svg:desc/>
            <text:p text:style-name="a678" text:class-names="" text:cond-style-name=""><text:span text:style-name="a677" text:class-names=""/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frame draw:id="id107" draw:style-name="a682" draw:name="TextBox 34" svg:x="4.91867in" svg:y="1.5281in" svg:width="0.39313in" svg:height="0.1769in">
            <draw:text-box>
              <text:p text:style-name="a681" text:class-names="" text:cond-style-name=""><text:span text:style-name="a680" text:class-names="">Signal</text:span></text:p>
            </draw:text-box>
            <svg:title/>
            <svg:desc/>
          </draw:frame>
          <draw:custom-shape svg:x="3.25977in" svg:y="1.95241in" svg:width="1.55346in" svg:height="0in" draw:id="id108" draw:style-name="a686" draw:name="Straight Connector 35">
            <svg:title/>
            <svg:desc/>
            <text:p text:style-name="a684" text:class-names="" text:cond-style-name=""><text:span text:style-name="a683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3.25977in" svg:y="1.12391in" svg:width="0in" svg:height="0.8285in" draw:id="id109" draw:style-name="a690" draw:name="Straight Connector 36">
            <svg:title/>
            <svg:desc/>
            <text:p text:style-name="a688" text:class-names="" text:cond-style-name=""><text:span text:style-name="a687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3.64805in" svg:y="1.53811in" svg:width="0.48552in" svg:height="0.4143in" draw:id="id110" draw:style-name="a693" draw:name="Freeform: Shape 37">
            <svg:title/>
            <svg:desc/>
            <text:p text:style-name="a692" text:class-names="" text:cond-style-name=""><text:span text:style-name="a691" text:class-names=""/></text:p>
            <draw:enhanced-geometry xmlns:dr3d="urn:oasis:names:tc:opendocument:xmlns:dr3d:1.0" draw:type="non-primitive" svg:viewBox="0 0 21600 21600" draw:enhanced-path="M ?f10 ?f8 L ?f9 ?f9 ?f8 ?f9 Z N" draw:text-areas="?f11 ?f25 ?f19 ?f30" draw:glue-points="?f10 ?f24 ?f11 ?f25 ?f26 ?f27 ?f28 ?f27 ?f29 ?f27 ?f22 ?f25" draw:glue-point-leaving-directions="-0, -0, -0, -0, -0, -0" draw:modifiers="108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$0"/>
              <draw:equation draw:name="f11" draw:formula="?f10 / 2"/>
              <draw:equation draw:name="f12" draw:formula="18000 * ?f7"/>
              <draw:equation draw:name="f13" draw:formula="10800 * ?f7"/>
              <draw:equation draw:name="f14" draw:formula="0 * ?f7"/>
              <draw:equation draw:name="f15" draw:formula="0 * ?f6"/>
              <draw:equation draw:name="f16" draw:formula="21600 * ?f7"/>
              <draw:equation draw:name="f17" draw:formula="10800 * ?f6"/>
              <draw:equation draw:name="f18" draw:formula="21600 * ?f6"/>
              <draw:equation draw:name="f19" draw:formula="?f11 + 10800"/>
              <draw:equation draw:name="f20" draw:formula="21600 - ?f10"/>
              <draw:equation draw:name="f21" draw:formula="?f20 / 2"/>
              <draw:equation draw:name="f22" draw:formula="21600 - ?f21"/>
              <draw:equation draw:name="f23" draw:formula="$0 / ?f6"/>
              <draw:equation draw:name="f24" draw:formula="?f14 / ?f7"/>
              <draw:equation draw:name="f25" draw:formula="?f13 / ?f7"/>
              <draw:equation draw:name="f26" draw:formula="?f15 / ?f6"/>
              <draw:equation draw:name="f27" draw:formula="?f16 / ?f7"/>
              <draw:equation draw:name="f28" draw:formula="?f17 / ?f6"/>
              <draw:equation draw:name="f29" draw:formula="?f18 / ?f6"/>
              <draw:equation draw:name="f30" draw:formula="?f12 / ?f7"/>
              <draw:handle draw:handle-position="$0 0" draw:handle-range-x-minimum="0" draw:handle-range-x-maximum="21600"/>
            </draw:enhanced-geometry>
          </draw:custom-shape>
          <draw:custom-shape svg:x="3.89086in" svg:y="1.43456in" svg:width="0in" svg:height="0.51785in" draw:id="id111" draw:style-name="a697" draw:name="Straight Connector 38">
            <svg:title/>
            <svg:desc/>
            <text:p text:style-name="a695" text:class-names="" text:cond-style-name=""><text:span text:style-name="a694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frame draw:id="id112" draw:style-name="a700" draw:name="TextBox 39" svg:x="3.8423in" svg:y="1.95241in" svg:width="0.22928in" svg:height="0.1769in">
            <draw:text-box>
              <text:p text:style-name="a699" text:class-names="" text:cond-style-name=""><text:span text:style-name="a698" text:class-names="">fc</text:span></text:p>
            </draw:text-box>
            <svg:title/>
            <svg:desc/>
          </draw:frame>
          <draw:custom-shape svg:x="2.88517in" svg:y="1.53326in" svg:width="0.19414in" svg:height="0.15538in" draw:id="id113" draw:style-name="a703" draw:name="Freeform: Shape 40">
            <svg:title/>
            <svg:desc/>
            <text:p text:style-name="a702" text:class-names="" text:cond-style-name=""><text:span text:style-name="a701" text:class-names=""/></text:p>
  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16200 54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$1"/>
              <draw:equation draw:name="f13" draw:formula="21600 - ?f12"/>
              <draw:equation draw:name="f14" draw:formula="0 * ?f6"/>
              <draw:equation draw:name="f15" draw:formula="21600 - ?f11"/>
              <draw:equation draw:name="f16" draw:formula="?f15 * ?f12"/>
              <draw:equation draw:name="f17" draw:formula="?f16 / 10800"/>
              <draw:equation draw:name="f18" draw:formula="?f11 + ?f17"/>
              <draw:equation draw:name="f19" draw:formula="$0 / ?f6"/>
              <draw:equation draw:name="f20" draw:formula="$1 / ?f7"/>
              <draw:equation draw:name="f21" draw:formula="?f14 / ?f6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svg:x="4.19625in" svg:y="2.9246in" svg:width="0.19414in" svg:height="0.15538in" draw:id="id114" draw:style-name="a706" draw:name="Freeform: Shape 41">
            <svg:title/>
            <svg:desc/>
            <text:p text:style-name="a705" text:class-names="" text:cond-style-name=""><text:span text:style-name="a704" text:class-names=""/></text:p>
  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16200 54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$1"/>
              <draw:equation draw:name="f13" draw:formula="21600 - ?f12"/>
              <draw:equation draw:name="f14" draw:formula="0 * ?f6"/>
              <draw:equation draw:name="f15" draw:formula="21600 - ?f11"/>
              <draw:equation draw:name="f16" draw:formula="?f15 * ?f12"/>
              <draw:equation draw:name="f17" draw:formula="?f16 / 10800"/>
              <draw:equation draw:name="f18" draw:formula="?f11 + ?f17"/>
              <draw:equation draw:name="f19" draw:formula="$0 / ?f6"/>
              <draw:equation draw:name="f20" draw:formula="$1 / ?f7"/>
              <draw:equation draw:name="f21" draw:formula="?f14 / ?f6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a712">
          <draw:frame draw:id="id115" draw:style-name="a709" draw:name="Slide Number Placeholder 6" svg:x="4.67953in" svg:y="11.10827in" svg:width="3.5878in" svg:height="0.58425in">
            <draw:text-box>
              <text:p text:style-name="a708" text:class-names="" text:cond-style-name=""><text:span text:style-name="a707" text:class-names=""><text:page-number style:num-format="1" text:fixed="false"/></text:span></text:p>
            </draw:text-box>
            <svg:title/>
            <svg:desc/>
          </draw:frame>
          <draw:page-thumbnail draw:page-number="1" svg:x="0.4809in" svg:y="0.88889in" svg:width="7.30556in" svg:height="4.38368in" presentation:class="page" draw:id="id116" presentation:style-name="a710" draw:name="Slide Image Placeholder 1">
            <svg:title/>
            <svg:desc/>
          </draw:page-thumbnail>
          <draw:frame draw:id="id117" presentation:style-name="a71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2.5in" svg:y="1.96354in" svg:width="15in" svg:height="4.17882in"/>
      <presentation:placeholder presentation:object="subtitle" svg:x="2.5in" svg:y="6.30208in" svg:width="15in" svg:height="2.89757in"/>
      <presentation:placeholder presentation:object="date-time" svg:x="1in" svg:y="10.9315in" svg:width="4.65945in" svg:height="0.82677in"/>
      <presentation:placeholder presentation:object="footer" svg:x="6.83976in" svg:y="10.9315in" svg:width="6.33937in" svg:height="0.82677in"/>
      <presentation:placeholder presentation:object="page-number" svg:x="14.33976in" svg:y="10.9315in" svg:width="4.65945in" svg:height="0.82677in"/>
    </style:presentation-page-layout>
    <style:presentation-page-layout style:name="Master1-PPL2" style:display-name="Title and Content">
      <presentation:placeholder presentation:object="title" svg:x="1in" svg:y="0.47835in" svg:width="17.99921in" svg:height="2.00315in"/>
      <presentation:placeholder presentation:object="object" svg:x="1in" svg:y="2.80748in" svg:width="17.99921in" svg:height="6.95906in"/>
      <presentation:placeholder presentation:object="date-time" svg:x="1in" svg:y="10.9315in" svg:width="4.65945in" svg:height="0.82677in"/>
      <presentation:placeholder presentation:object="footer" svg:x="6.83976in" svg:y="10.9315in" svg:width="6.33937in" svg:height="0.82677in"/>
      <presentation:placeholder presentation:object="page-number" svg:x="14.33976in" svg:y="10.9315in" svg:width="4.65945in" svg:height="0.82677in"/>
    </style:presentation-page-layout>
    <style:presentation-page-layout style:name="Master1-PPL3" style:display-name="Section Header">
      <presentation:placeholder presentation:object="title" svg:x="1.36458in" svg:y="2.99132in" svg:width="17.25in" svg:height="4.99132in"/>
      <presentation:placeholder presentation:object="outline" svg:x="1.36458in" svg:y="8.03125in" svg:width="17.25in" svg:height="2.625in"/>
      <presentation:placeholder presentation:object="date-time" svg:x="1in" svg:y="10.9315in" svg:width="4.65945in" svg:height="0.82677in"/>
      <presentation:placeholder presentation:object="footer" svg:x="6.83976in" svg:y="10.9315in" svg:width="6.33937in" svg:height="0.82677in"/>
      <presentation:placeholder presentation:object="page-number" svg:x="14.33976in" svg:y="10.9315in" svg:width="4.65945in" svg:height="0.82677in"/>
    </style:presentation-page-layout>
    <style:presentation-page-layout style:name="Master1-PPL4" style:display-name="Two Content">
      <presentation:placeholder presentation:object="title" svg:x="1in" svg:y="0.47835in" svg:width="17.99921in" svg:height="2.00315in"/>
      <presentation:placeholder presentation:object="object" svg:x="1in" svg:y="2.80729in" svg:width="8.91667in" svg:height="6.96007in"/>
      <presentation:placeholder presentation:object="object" svg:x="10.08333in" svg:y="2.80729in" svg:width="8.91667in" svg:height="6.96007in"/>
      <presentation:placeholder presentation:object="date-time" svg:x="1in" svg:y="10.9315in" svg:width="4.65945in" svg:height="0.82677in"/>
      <presentation:placeholder presentation:object="footer" svg:x="6.83976in" svg:y="10.9315in" svg:width="6.33937in" svg:height="0.82677in"/>
      <presentation:placeholder presentation:object="page-number" svg:x="14.33976in" svg:y="10.9315in" svg:width="4.65945in" svg:height="0.82677in"/>
    </style:presentation-page-layout>
    <style:presentation-page-layout style:name="Master1-PPL5" style:display-name="Comparison">
      <presentation:placeholder presentation:object="title" svg:x="1.37847in" svg:y="0.63889in" svg:width="17.25in" svg:height="2.31944in"/>
      <presentation:placeholder presentation:object="outline" svg:x="1.37847in" svg:y="2.94097in" svg:width="8.46007in" svg:height="1.44271in"/>
      <presentation:placeholder presentation:object="object" svg:x="1.37847in" svg:y="4.38368in" svg:width="8.46007in" svg:height="6.44618in"/>
      <presentation:placeholder presentation:object="outline" svg:x="10.125in" svg:y="2.94097in" svg:width="8.50347in" svg:height="1.44271in"/>
      <presentation:placeholder presentation:object="object" svg:x="10.125in" svg:y="4.38368in" svg:width="8.50347in" svg:height="6.44618in"/>
      <presentation:placeholder presentation:object="date-time" svg:x="1in" svg:y="10.9315in" svg:width="4.65945in" svg:height="0.82677in"/>
      <presentation:placeholder presentation:object="footer" svg:x="6.83976in" svg:y="10.9315in" svg:width="6.33937in" svg:height="0.82677in"/>
      <presentation:placeholder presentation:object="page-number" svg:x="14.33976in" svg:y="10.9315in" svg:width="4.65945in" svg:height="0.82677in"/>
    </style:presentation-page-layout>
    <style:presentation-page-layout style:name="Master1-PPL6" style:display-name="Title Only">
      <presentation:placeholder presentation:object="title" svg:x="1in" svg:y="0.47835in" svg:width="17.99921in" svg:height="2.00315in"/>
      <presentation:placeholder presentation:object="date-time" svg:x="1in" svg:y="10.9315in" svg:width="4.65945in" svg:height="0.82677in"/>
      <presentation:placeholder presentation:object="footer" svg:x="6.83976in" svg:y="10.9315in" svg:width="6.33937in" svg:height="0.82677in"/>
      <presentation:placeholder presentation:object="page-number" svg:x="14.33976in" svg:y="10.9315in" svg:width="4.65945in" svg:height="0.82677in"/>
    </style:presentation-page-layout>
    <style:presentation-page-layout style:name="Master1-PPL7" style:display-name="Blank">
      <presentation:placeholder presentation:object="date-time" svg:x="1in" svg:y="10.9315in" svg:width="4.65945in" svg:height="0.82677in"/>
      <presentation:placeholder presentation:object="footer" svg:x="6.83976in" svg:y="10.9315in" svg:width="6.33937in" svg:height="0.82677in"/>
      <presentation:placeholder presentation:object="page-number" svg:x="14.33976in" svg:y="10.9315in" svg:width="4.65945in" svg:height="0.82677in"/>
    </style:presentation-page-layout>
    <style:presentation-page-layout style:name="Master1-PPL8" style:display-name="Content with Caption">
      <presentation:placeholder presentation:object="title" svg:x="1.37847in" svg:y="0.80035in" svg:width="6.44965in" svg:height="2.80035in"/>
      <presentation:placeholder presentation:object="object" svg:x="8.50347in" svg:y="1.72743in" svg:width="10.125in" svg:height="8.52778in"/>
      <presentation:placeholder presentation:object="outline" svg:x="1.37847in" svg:y="3.60069in" svg:width="6.44965in" svg:height="6.6684in"/>
      <presentation:placeholder presentation:object="date-time" svg:x="1in" svg:y="10.9315in" svg:width="4.65945in" svg:height="0.82677in"/>
      <presentation:placeholder presentation:object="footer" svg:x="6.83976in" svg:y="10.9315in" svg:width="6.33937in" svg:height="0.82677in"/>
      <presentation:placeholder presentation:object="page-number" svg:x="14.33976in" svg:y="10.9315in" svg:width="4.65945in" svg:height="0.82677in"/>
    </style:presentation-page-layout>
    <style:presentation-page-layout style:name="Master1-PPL9" style:display-name="Picture with Caption">
      <presentation:placeholder presentation:object="title" svg:x="1.37847in" svg:y="0.80035in" svg:width="6.44965in" svg:height="2.80035in"/>
      <presentation:placeholder presentation:object="graphic" svg:x="8.50347in" svg:y="1.72743in" svg:width="10.125in" svg:height="8.52778in"/>
      <presentation:placeholder presentation:object="outline" svg:x="1.37847in" svg:y="3.60069in" svg:width="6.44965in" svg:height="6.6684in"/>
      <presentation:placeholder presentation:object="date-time" svg:x="1in" svg:y="10.9315in" svg:width="4.65945in" svg:height="0.82677in"/>
      <presentation:placeholder presentation:object="footer" svg:x="6.83976in" svg:y="10.9315in" svg:width="6.33937in" svg:height="0.82677in"/>
      <presentation:placeholder presentation:object="page-number" svg:x="14.33976in" svg:y="10.9315in" svg:width="4.65945in" svg:height="0.82677in"/>
    </style:presentation-page-layout>
    <style:presentation-page-layout style:name="Master1-PPL10" style:display-name="Title and Vertical Text">
      <presentation:placeholder presentation:object="title" svg:x="1in" svg:y="0.47835in" svg:width="17.99921in" svg:height="2.00315in"/>
      <presentation:placeholder presentation:object="outline" svg:x="1in" svg:y="2.80748in" svg:width="17.99921in" svg:height="6.95906in"/>
      <presentation:placeholder presentation:object="date-time" svg:x="1in" svg:y="10.9315in" svg:width="4.65945in" svg:height="0.82677in"/>
      <presentation:placeholder presentation:object="footer" svg:x="6.83976in" svg:y="10.9315in" svg:width="6.33937in" svg:height="0.82677in"/>
      <presentation:placeholder presentation:object="page-number" svg:x="14.33976in" svg:y="10.9315in" svg:width="4.65945in" svg:height="0.82677in"/>
    </style:presentation-page-layout>
    <style:presentation-page-layout style:name="Master1-PPL11" style:display-name="Vertical Title and Text">
      <presentation:placeholder presentation:object="title" svg:x="14.5in" svg:y="0.47917in" svg:width="4.5in" svg:height="9.28819in"/>
      <presentation:placeholder presentation:object="outline" svg:x="1in" svg:y="0.47917in" svg:width="13.33333in" svg:height="9.28819in"/>
      <presentation:placeholder presentation:object="date-time" svg:x="1in" svg:y="10.9315in" svg:width="4.65945in" svg:height="0.82677in"/>
      <presentation:placeholder presentation:object="footer" svg:x="6.83976in" svg:y="10.9315in" svg:width="6.33937in" svg:height="0.82677in"/>
      <presentation:placeholder presentation:object="page-number" svg:x="14.33976in" svg:y="10.9315in" svg:width="4.65945in" svg:height="0.82677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663" svg:viewBox="0 0 20 30" svg:d="m10 0-10 30h20z"/>
    <draw:marker draw:name="a598" svg:viewBox="0 0 20 30" svg:d="m10 0-10 30h20z"/>
    <draw:marker draw:name="a659" svg:viewBox="0 0 20 30" svg:d="m10 0-10 30h20z"/>
    <draw:marker draw:name="a610" svg:viewBox="0 0 20 30" svg:d="m10 0-10 30h20z"/>
    <draw:marker draw:name="a685" svg:viewBox="0 0 20 30" svg:d="m10 0-10 30h20z"/>
    <draw:marker draw:name="a624" svg:viewBox="0 0 20 30" svg:d="m10 0-10 30h20z"/>
    <draw:marker draw:name="a689" svg:viewBox="0 0 20 30" svg:d="m10 0-10 30h20z"/>
    <draw:marker draw:name="a577" svg:viewBox="0 0 20 30" svg:d="m10 0-10 30h20z"/>
    <draw:marker draw:name="a584" svg:viewBox="0 0 20 30" svg:d="m10 0-10 30h20z"/>
    <draw:marker draw:name="a591" svg:viewBox="0 0 20 30" svg:d="m10 0-10 30h20z"/>
    <draw:marker draw:name="a651" svg:viewBox="0 0 20 30" svg:d="m10 0-10 30h20z"/>
    <draw:marker draw:name="a647" svg:viewBox="0 0 20 30" svg:d="m10 0-10 30h20z"/>
    <draw:stroke-dash draw:name="a606" draw:style="rect" draw:dots1="1" draw:dots1-length="0.02715in" draw:distance="0.02715in"/>
    <draw:stroke-dash draw:name="a602" draw:style="rect" draw:dots1="1" draw:dots1-length="0.02715in" draw:distance="0.02715in"/>
    <draw:stroke-dash draw:name="a696" draw:style="rect" draw:dots1="1" draw:dots1-length="0.02715in" draw:distance="0.02715in"/>
    <draw:stroke-dash draw:name="a655" draw:style="rect" draw:dots1="1" draw:dots1-length="0.06282in" draw:distance="0.06282in"/>
    <draw:stroke-dash draw:name="a628" draw:style="rect" draw:dots1="1" draw:dots1-length="0.02715in" draw:distance="0.02715in"/>
    <draw:stroke-dash draw:name="a617" draw:style="rect" draw:dots1="1" draw:dots1-length="0.02715in" draw:distance="0.02715in"/>
  </office:styles>
  <office:automatic-styles>
    <style:page-layout style:name="pageLayout1">
      <style:page-layout-properties fo:page-width="20in" fo:page-height="12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38056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38056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1.18194in" style:font-size-asian="1.18194in" style:font-size-complex="1.18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1.18194in" style:font-size-asian="1.18194in" style:font-size-complex="1.1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5972in" style:font-size-asian="0.85972in" style:font-size-complex="0.8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38056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1.18194in" style:font-size-asian="1.18194in" style:font-size-complex="1.18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1.18194in" style:font-size-asian="1.18194in" style:font-size-complex="1.1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38056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1.18194in" style:font-size-asian="1.18194in" style:font-size-complex="1.18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1.18194in" style:font-size-asian="1.18194in" style:font-size-complex="1.1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5972in" style:font-size-asian="0.85972in" style:font-size-complex="0.8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38056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5972in" style:font-size-asian="0.85972in" style:font-size-complex="0.8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38056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38056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38056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38056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5972in" style:font-size-asian="0.85972in" style:font-size-complex="0.8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38056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1.18194in" style:font-size-asian="1.18194in" style:font-size-complex="1.18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1.18194in" style:font-size-asian="1.18194in" style:font-size-complex="1.1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38056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5972in" style:font-size-asian="0.85972in" style:font-size-complex="0.8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38056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5972in" style:font-size-asian="0.85972in" style:font-size-complex="0.8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38056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1.18194in" style:font-size-asian="1.18194in" style:font-size-complex="1.18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5972in" style:font-size-asian="0.85972in" style:font-size-complex="0.8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38056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38056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1.18194in" style:font-size-asian="1.18194in" style:font-size-complex="1.18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1.18194in" style:font-size-asian="1.18194in" style:font-size-complex="1.1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5972in" style:font-size-asian="0.85972in" style:font-size-complex="0.859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38056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1.18194in" style:font-size-asian="1.18194in" style:font-size-complex="1.181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1.18194in" style:font-size-asian="1.18194in" style:font-size-complex="1.1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1in" svg:y="0.47835in" svg:width="17.99921in" svg:height="2.00315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1in" svg:y="2.80748in" svg:width="17.99921in" svg:height="6.959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1in" svg:y="10.9315in" svg:width="4.65945in" svg:height="0.8267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6.83976in" svg:y="10.9315in" svg:width="6.33937in" svg:height="0.8267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14.33976in" svg:y="10.9315in" svg:width="4.65945in" svg:height="0.8267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2.5in" svg:y="1.96354in" svg:width="15in" svg:height="4.17882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2.5in" svg:y="6.30208in" svg:width="15in" svg:height="2.89757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1in" svg:y="10.9315in" svg:width="4.65945in" svg:height="0.8267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6.83976in" svg:y="10.9315in" svg:width="6.33937in" svg:height="0.8267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14.33976in" svg:y="10.9315in" svg:width="4.65945in" svg:height="0.82677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23622in" svg:y="0.88858in" svg:width="7.79449in" svg:height="4.38425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1in" svg:y="0.47835in" svg:width="17.99921in" svg:height="2.00315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1in" svg:y="2.80748in" svg:width="17.99921in" svg:height="6.95906in" presentation:class="object" presentation:placeholder="false">
        <draw:text-box>
          <text:p text:style-name="a89" text:class-names="" text:cond-style-name=""><text:span text:style-name="a88" text:class-names="">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1in" svg:y="10.9315in" svg:width="4.65945in" svg:height="0.82677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6.83976in" svg:y="10.9315in" svg:width="6.33937in" svg:height="0.82677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14.33976in" svg:y="10.9315in" svg:width="4.65945in" svg:height="0.82677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23622in" svg:y="0.88858in" svg:width="7.79449in" svg:height="4.38425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1.36458in" svg:y="2.99132in" svg:width="17.25in" svg:height="4.99132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1.36458in" svg:y="8.03125in" svg:width="17.25in" svg:height="2.625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1in" svg:y="10.9315in" svg:width="4.65945in" svg:height="0.8267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6.83976in" svg:y="10.9315in" svg:width="6.33937in" svg:height="0.8267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14.33976in" svg:y="10.9315in" svg:width="4.65945in" svg:height="0.82677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23622in" svg:y="0.88858in" svg:width="7.79449in" svg:height="4.38425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1in" svg:y="0.47835in" svg:width="17.99921in" svg:height="2.00315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1in" svg:y="2.80729in" svg:width="8.91667in" svg:height="6.96007in" presentation:class="object" presentation:placeholder="false">
        <draw:text-box>
          <text:p text:style-name="a173" text:class-names="" text:cond-style-name=""><text:span text:style-name="a172" text:class-names="">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10.08333in" svg:y="2.80729in" svg:width="8.91667in" svg:height="6.96007in" presentation:class="object" presentation:placeholder="false">
        <draw:text-box>
          <text:p text:style-name="a189" text:class-names="" text:cond-style-name=""><text:span text:style-name="a188" text:class-names="">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1in" svg:y="10.9315in" svg:width="4.65945in" svg:height="0.8267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6.83976in" svg:y="10.9315in" svg:width="6.33937in" svg:height="0.8267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14.33976in" svg:y="10.9315in" svg:width="4.65945in" svg:height="0.82677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23622in" svg:y="0.88858in" svg:width="7.79449in" svg:height="4.38425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1.37847in" svg:y="0.63889in" svg:width="17.25in" svg:height="2.31944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1.37847in" svg:y="2.94097in" svg:width="8.46007in" svg:height="1.44271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1.37847in" svg:y="4.38368in" svg:width="8.46007in" svg:height="6.44618in" presentation:class="object" presentation:placeholder="false">
        <draw:text-box>
          <text:p text:style-name="a241" text:class-names="" text:cond-style-name=""><text:span text:style-name="a240" text:class-names="">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10.125in" svg:y="2.94097in" svg:width="8.50347in" svg:height="1.44271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10.125in" svg:y="4.38368in" svg:width="8.50347in" svg:height="6.44618in" presentation:class="object" presentation:placeholder="false">
        <draw:text-box>
          <text:p text:style-name="a261" text:class-names="" text:cond-style-name=""><text:span text:style-name="a260" text:class-names="">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1in" svg:y="10.9315in" svg:width="4.65945in" svg:height="0.82677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6.83976in" svg:y="10.9315in" svg:width="6.33937in" svg:height="0.8267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14.33976in" svg:y="10.9315in" svg:width="4.65945in" svg:height="0.82677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23622in" svg:y="0.88858in" svg:width="7.79449in" svg:height="4.38425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1in" svg:y="0.47835in" svg:width="17.99921in" svg:height="2.00315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1in" svg:y="10.9315in" svg:width="4.65945in" svg:height="0.8267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6.83976in" svg:y="10.9315in" svg:width="6.33937in" svg:height="0.8267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14.33976in" svg:y="10.9315in" svg:width="4.65945in" svg:height="0.82677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23622in" svg:y="0.88858in" svg:width="7.79449in" svg:height="4.38425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1in" svg:y="10.9315in" svg:width="4.65945in" svg:height="0.8267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6.83976in" svg:y="10.9315in" svg:width="6.33937in" svg:height="0.8267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14.33976in" svg:y="10.9315in" svg:width="4.65945in" svg:height="0.8267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23622in" svg:y="0.88858in" svg:width="7.79449in" svg:height="4.38425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1.37847in" svg:y="0.80035in" svg:width="6.44965in" svg:height="2.80035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8.50347in" svg:y="1.72743in" svg:width="10.125in" svg:height="8.52778in" presentation:class="object" presentation:placeholder="false">
        <draw:text-box>
          <text:p text:style-name="a369" text:class-names="" text:cond-style-name=""><text:span text:style-name="a368" text:class-names="">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1.37847in" svg:y="3.60069in" svg:width="6.44965in" svg:height="6.6684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1in" svg:y="10.9315in" svg:width="4.65945in" svg:height="0.8267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6.83976in" svg:y="10.9315in" svg:width="6.33937in" svg:height="0.8267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14.33976in" svg:y="10.9315in" svg:width="4.65945in" svg:height="0.82677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23622in" svg:y="0.88858in" svg:width="7.79449in" svg:height="4.38425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1.37847in" svg:y="0.80035in" svg:width="6.44965in" svg:height="2.80035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8.50347in" svg:y="1.72743in" svg:width="10.125in" svg:height="8.52778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1.37847in" svg:y="3.60069in" svg:width="6.44965in" svg:height="6.6684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1in" svg:y="10.9315in" svg:width="4.65945in" svg:height="0.8267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6.83976in" svg:y="10.9315in" svg:width="6.33937in" svg:height="0.8267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14.33976in" svg:y="10.9315in" svg:width="4.65945in" svg:height="0.8267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23622in" svg:y="0.88858in" svg:width="7.79449in" svg:height="4.38425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1in" svg:y="0.47835in" svg:width="17.99921in" svg:height="2.00315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1in" svg:y="2.80748in" svg:width="17.99921in" svg:height="6.959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1in" svg:y="10.9315in" svg:width="4.65945in" svg:height="0.82677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6.83976in" svg:y="10.9315in" svg:width="6.33937in" svg:height="0.82677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14.33976in" svg:y="10.9315in" svg:width="4.65945in" svg:height="0.82677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23622in" svg:y="0.88858in" svg:width="7.79449in" svg:height="4.38425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14.5in" svg:y="0.47917in" svg:width="4.5in" svg:height="9.28819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1in" svg:y="0.47917in" svg:width="13.33333in" svg:height="9.28819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1in" svg:y="10.9315in" svg:width="4.65945in" svg:height="0.8267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6.83976in" svg:y="10.9315in" svg:width="6.33937in" svg:height="0.8267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14.33976in" svg:y="10.9315in" svg:width="4.65945in" svg:height="0.82677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23622in" svg:y="0.88858in" svg:width="7.79449in" svg:height="4.38425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43924in" svg:width="3.39063in" svg:height="2.03299in"/>
      <draw:page-thumbnail draw:page-number="2" svg:x="4.29861in" svg:y="1.43924in" svg:width="3.39063in" svg:height="2.03299in"/>
      <draw:page-thumbnail draw:page-number="3" svg:x="0.57813in" svg:y="4.82813in" svg:width="3.39063in" svg:height="2.03299in"/>
      <draw:page-thumbnail draw:page-number="4" svg:x="4.29861in" svg:y="4.82813in" svg:width="3.39063in" svg:height="2.03299in"/>
      <draw:page-thumbnail draw:page-number="5" svg:x="0.57813in" svg:y="8.21701in" svg:width="3.39063in" svg:height="2.03299in"/>
      <draw:page-thumbnail draw:page-number="6" svg:x="4.29861in" svg:y="8.21701in" svg:width="3.39063in" svg:height="2.03299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Tao Song</meta:initial-creator>
    <dc:creator>Tao Song</dc:creator>
    <meta:creation-date>2019-09-04T21:02:24Z</meta:creation-date>
    <dc:date>2022-04-13T07:55:18Z</dc:date>
    <meta:editing-cycles>3</meta:editing-cycles>
    <meta:editing-duration>PT2475S</meta:editing-duration>
    <meta:document-statistic meta:paragraph-count="11" meta:word-count="13"/>
  </office:meta>
</office:document-meta>
</file>